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Heading_20_2">
      <style:text-properties fo:background-color="transparent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 style:list-style-name="L1"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style:font-name="Arial3"/>
    </style:style>
    <style:style style:name="T3" style:family="text">
      <style:text-properties style:font-name="Arial3" fo:font-weight="bold"/>
    </style:style>
    <style:style style:name="T4" style:family="text">
      <style:text-properties style:font-name="Arial3" style:text-underline-style="none"/>
    </style:style>
    <style:style style:name="T5" style:family="text">
      <style:text-properties style:font-name="Arial3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:</text:p>
          </text:index-title>
          <text:p text:style-name="P1"><text:a xlink:type="simple" xlink:href="#1.Instalação|outline" text:style-name="Internet_20_link" text:visited-style-name="Internet_20_link">2 - Instalação</text:a></text:p>
          <text:p text:style-name="P2"><text:a xlink:type="simple" xlink:href="#1.1.Instalação do software|outline" text:style-name="Internet_20_link" text:visited-style-name="Internet_20_link">2.1 - Instalação do software</text:a></text:p>
          <text:p text:style-name="P2"><text:a xlink:type="simple" xlink:href="#1.2.Modificando a configuração default|outline" text:style-name="Internet_20_link" text:visited-style-name="Internet_20_link">2.2 - Modificando a configuração default</text:a></text:p>
        </text:index-body>
      </text:table-of-content>
      <text:p text:style-name="Standard"/>
      <text:h text:style-name="Heading_20_1" text:outline-level="1">Instalação</text:h>
      <text:h text:style-name="P3" text:outline-level="2">Instalação do software</text:h>
      <text:p text:style-name="P4">O procedimento de instalação é descrito na documentação do <text:span text:style-name="T1">kicad</text:span>.</text:p>
      <text:h text:style-name="P3" text:outline-level="2">Modificando a configuração default</text:h>
      <text:p text:style-name="P4"><text:span text:style-name="T2">O arquivo de configuração default: </text:span><text:span text:style-name="T3">kicad.pro</text:span><text:span text:style-name="T2"> é provido em </text:span><text:span text:style-name="T3">kicad/share/template</text:span><text:span text:style-name="T2">.</text:span><text:span text:style-name="T6"> Este é usado como configuração inicial para todos os novos projetos</text:span><text:span text:style-name="T4">.</text:span><text:span text:style-name="T6"> </text:span></text:p>
      <text:p text:style-name="P4"/>
      <text:p text:style-name="P4">Este arquivo de configuração pode ser modificado. Geralmente para alterar a lista de bibliotecas.</text:p>
      <text:p text:style-name="P4"/>
      <text:p text:style-name="P4">Para fazer isso:</text:p>
      <text:list text:style-name="L1">
        <text:list-item>
          <text:p text:style-name="P5"><text:span text:style-name="T2">Inicie o Pcbnew usando a kicad ou diretamente (alguma coisa semelhante a c:\kicad\bin\pcbnew.exe).</text:span><text:line-break/><text:span text:style-name="T2">(Linux: rode </text:span><text:span text:style-name="T3">/usr/local/kicad/bin/kicad</text:span><text:span text:style-name="T2"> ou </text:span><text:span text:style-name="T3">/usr/local/kicad/bin/pcbnew</text:span><text:span text:style-name="T5"> se os arquivos binários estiverem em /usr/local/kicad/bin</text:span><text:span text:style-name="T2">).</text:span> </text:p>
        </text:list-item>
        <text:list-item>
          <text:p text:style-name="P5">Selecione Preferências – Bibliotecas e Diretórios.</text:p>
        </text:list-item>
        <text:list-item>
          <text:p text:style-name="P5">Edite como desejar.</text:p>
        </text:list-item>
        <text:list-item>
          <text:p text:style-name="P5"><text:span text:style-name="T1">Salve a configuração modificada</text:span> (Salvar Cfg) para <text:span text:style-name="T1">kicad/share/template/kicad.pro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3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color="#008000" style:font-name="Arial2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suffix=" - " style:num-format="1" text:start-value="2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Keith Cockburn</meta:initial-creator>
    <meta:creation-date>2005-06-13T11:07:19</meta:creation-date>
    <dc:creator>Renie Marquet</dc:creator>
    <dc:date>2008-08-17T11:34:01</dc:date>
    <meta:printed-by>Keith Cockburn</meta:printed-by>
    <meta:print-date>2005-06-13T11:51:17</meta:print-date>
    <dc:language>en-US</dc:language>
    <meta:editing-cycles>15</meta:editing-cycles>
    <meta:editing-duration>PT1H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28" meta:character-count="864"/>
  </office:meta>
</office:document-meta>
</file>